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cripts/javascript/Macros/Macro1.js" manifest:media-type=""/>
  <manifest:file-entry manifest:full-path="Scripts/javascript/Macros/parcel-descriptor.xml" manifest:media-type=""/>
  <manifest:file-entry manifest:full-path="Scripts/javascript/Macro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62.48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6.58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Verdana" fo:font-size="8pt" style:font-size-asian="8pt" style:font-size-complex="8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Verdana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Verdana"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fo:wrap-option="wrap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9"/>
        <table:table-column table:style-name="co5" table:default-cell-style-name="ce4"/>
        <table:table-column table:style-name="co6" table:default-cell-style-name="ce4"/>
        <table:table-column table:style-name="co7" table:default-cell-style-name="ce9"/>
        <table:table-column table:style-name="co1" table:default-cell-style-name="ce4"/>
        <table:table-column table:style-name="co1" table:number-columns-repeated="1010" table:default-cell-style-name="ce11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Signal Description</text:p>
          </table:table-cell>
          <table:table-cell table:style-name="ce1" office:value-type="string" calcext:value-type="string">
            <text:p>Size/bits</text:p>
          </table:table-cell>
          <table:table-cell table:style-name="ce7" office:value-type="string" calcext:value-type="string">
            <text:p>J/ms</text:p>
          </table:table-cell>
          <table:table-cell table:style-name="ce1" office:value-type="string" calcext:value-type="string">
            <text:p>T/ms</text:p>
          </table:table-cell>
          <table:table-cell table:style-name="ce1" office:value-type="string" calcext:value-type="string">
            <text:p>P/S</text:p>
          </table:table-cell>
          <table:table-cell table:style-name="ce7" office:value-type="string" calcext:value-type="string">
            <text:p>D/ms</text:p>
          </table:table-cell>
          <table:table-cell table:style-name="ce1" office:value-type="string" calcext:value-type="string">
            <text:p>From</text:p>
          </table:table-cell>
          <table:table-cell table:style-name="ce10" table:number-columns-repeated="1010"/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raction Battery Voltag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raction Battery Current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Traction Battery Temp, Averag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Auxiliary Battery Voltag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Traction Battery Temp, Max,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1.1" calcext:value-type="float">
            <text:p>1,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Auxiliary Battery Current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9" calcext:value-type="float">
            <text:p>0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Accelerator Position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rake Pressure, Master Cylinder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rake Pressure, Lin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Transaxle Lubrication Pressur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Trans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Transaction Clutch Line Pressur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Trans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Vehicle Speed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rakes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raction Battery Ground Faul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2" calcext:value-type="float">
            <text:p>1,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i&amp;Lo Contactor Open/Close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ey Switch Ru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ey Switch Star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Accelerator Switch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rake Switch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rakes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Emergency Brak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hift Lever (PRNDL)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otor/Trans Over Temperature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Trans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Speed Control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12V Power Ack Vehicle Contro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12V Power Ack Inverte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12V Power Ack I/M Contr,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rake Mode (Parallel/Split)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SOC Res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Interlock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gh Contactor Control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Low Contactor Control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Reverse and 2nd Gear Clutche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Clutch Pressure Control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DC/DC Converte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6" calcext:value-type="float">
            <text:p>1,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DC/DC Converter Current Control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12V Power Relay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Traction Battery Ground Fault Tes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7" calcext:value-type="float">
            <text:p>1,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rake Soleno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ackup Alarm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Warning Ligh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ey Switch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1" calcext:value-type="float">
            <text:p>1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Main Contactor Clos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Torque Command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Torque Measure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FWD/REV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2" calcext:value-type="float">
            <text:p>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FWD/REV Ack,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Idl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3" calcext:value-type="float">
            <text:p>1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Inhibi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Shift in Progres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4" calcext:value-type="float">
            <text:p>1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Processed Motor Speed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Inverter Temperature Statu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Shutdow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Status/Malfunction (TBD)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ain Contactor Acknowled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3" table:number-columns-repeated="8"/>
          <table:table-cell table:style-name="Default" table:number-columns-repeated="2"/>
          <table:table-cell/>
          <table:table-cell table:style-name="Default" table:number-columns-repeated="1007"/>
          <table:table-cell table:number-columns-repeated="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1:Hoja1.H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  <draw:marker draw:name="Fin_20_de_20_línea_20_3" draw:display-name="Fin de línea 3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4" draw:display-name="Fin de línea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09:51:02.64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0:33:42.16</meta:creation-date>
    <dc:date>2016-09-17T10:02:13.936000000</dc:date>
    <meta:editing-duration>P1DT10H12M10S</meta:editing-duration>
    <meta:editing-cycles>94</meta:editing-cycles>
    <meta:generator>LibreOffice/5.2.1.2$Windows_X86_64 LibreOffice_project/31dd62db80d4e60af04904455ec9c9219178d620</meta:generator>
    <meta:document-statistic meta:table-count="3" meta:cell-count="43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'Función para sumar los valores de un rango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Macros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